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3.183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2.929cm"/>
    </style:style>
    <style:style style:name="gr3" style:family="graphic" style:parent-style-name="standard">
      <style:graphic-properties draw:textarea-horizontal-align="justify" draw:textarea-vertical-align="middle" draw:auto-grow-height="false" fo:min-height="1.401cm" fo:min-width="3.818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4.45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4.072cm"/>
    </style:style>
    <style:style style:name="gr7" style:family="graphic" style:parent-style-name="standard">
      <style:graphic-properties svg:stroke-color="#f3715a" draw:fill-color="#f68e76" draw:textarea-horizontal-align="justify" draw:textarea-vertical-align="middle" draw:auto-grow-height="false" fo:min-height="1.02cm" fo:min-width="3.183cm"/>
    </style:style>
    <style:style style:name="gr8" style:family="graphic" style:parent-style-name="standard">
      <style:graphic-properties svg:stroke-color="#f3715a" draw:fill-color="#f68e76" draw:textarea-horizontal-align="justify" draw:textarea-vertical-align="middle" draw:auto-grow-height="false" fo:min-height="1.02cm" fo:min-width="2.294cm"/>
    </style:style>
    <style:style style:name="gr9" style:family="graphic" style:parent-style-name="standard">
      <style:graphic-properties svg:stroke-color="#f3715a" draw:fill-color="#f68e76" draw:textarea-horizontal-align="justify" draw:textarea-vertical-align="middle" draw:auto-grow-height="false" fo:min-height="1.02cm" fo:min-width="4.83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68e7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1.27cm" svg:x="6.842cm" svg:y="6.461cm">
          <text:p text:style-name="P1">Ship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29cm" svg:height="1.27cm" svg:x="16.367cm" svg:y="10.017cm">
          <text:p text:style-name="P1">Produc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1.27cm" svg:x="4.175cm" svg:y="3.667cm">
          <text:p text:style-name="P1">Recip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318cm" svg:height="1.651cm" svg:x="7.35cm" svg:y="10.017cm">
          <text:p text:style-name="P1">Vol/weight </text:p>
          <text:p text:style-name="P1">of Shipmen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953cm" svg:height="1.27cm" svg:x="1.381cm" svg:y="10.144cm">
          <text:p text:style-name="P1">Container Typ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1.27cm" svg:x="2.016cm" svg:y="6.334cm">
          <text:p text:style-name="P1">Schedu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1.27cm" svg:x="5.064cm" svg:y="13.573cm">
          <text:p text:style-name="P1">Utiliza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6.08cm" svg:y1="4.937cm" svg:x2="8.62cm" svg:y2="6.461cm">
          <text:p/>
        </draw:line>
        <draw:line draw:style-name="gr5" draw:text-style-name="P2" draw:layer="layout" svg:x1="6.08cm" svg:y1="4.937cm" svg:x2="4.048cm" svg:y2="6.334cm">
          <text:p/>
        </draw:line>
        <draw:line draw:style-name="gr5" draw:text-style-name="P2" draw:layer="layout" svg:x1="5.699cm" svg:y1="6.969cm" svg:x2="6.842cm" svg:y2="7.096cm">
          <text:p/>
        </draw:line>
        <draw:line draw:style-name="gr5" draw:text-style-name="P2" draw:layer="layout" svg:x1="8.493cm" svg:y1="7.731cm" svg:x2="3.794cm" svg:y2="10.144cm">
          <text:p/>
        </draw:line>
        <draw:line draw:style-name="gr5" draw:text-style-name="P2" draw:layer="layout" svg:x1="8.62cm" svg:y1="7.731cm" svg:x2="9.89cm" svg:y2="10.017cm">
          <text:p/>
        </draw:line>
        <draw:line draw:style-name="gr5" draw:text-style-name="P2" draw:layer="layout" svg:x1="3.794cm" svg:y1="11.414cm" svg:x2="6.715cm" svg:y2="13.573cm">
          <text:p/>
        </draw:line>
        <draw:line draw:style-name="gr5" draw:text-style-name="P2" draw:layer="layout" svg:x1="6.715cm" svg:y1="13.573cm" svg:x2="9.763cm" svg:y2="11.668cm">
          <text:p/>
        </draw:line>
        <draw:custom-shape draw:style-name="gr4" draw:text-style-name="P1" draw:layer="layout" svg:width="4.953cm" svg:height="1.27cm" svg:x="15.351cm" svg:y="5.826cm">
          <text:p text:style-name="P1">Packaging cost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7.891cm" svg:y1="7.096cm" svg:x2="18.272cm" svg:y2="10.017cm">
          <text:p/>
        </draw:line>
        <draw:custom-shape draw:style-name="gr6" draw:text-style-name="P1" draw:layer="layout" svg:width="4.572cm" svg:height="1.27cm" svg:x="14.843cm" svg:y="13.319cm">
          <text:p text:style-name="P1">Product Specs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8.526cm" svg:y1="11.287cm" svg:x2="17.51cm" svg:y2="13.319cm">
          <text:p/>
        </draw:line>
        <draw:custom-shape draw:style-name="gr7" draw:text-style-name="P3" draw:layer="layout" svg:width="3.683cm" svg:height="1.27cm" svg:x="9.89cm" svg:y="1.381cm">
          <text:p text:style-name="P1">Order List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794cm" svg:height="1.27cm" svg:x="13.319cm" svg:y="3.667cm">
          <text:p text:style-name="P1">Profits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334cm" svg:height="1.27cm" svg:x="11.668cm" svg:y="7.858cm">
          <text:p text:style-name="P1">Production Cost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8.272cm" svg:y1="10.017cm" svg:x2="14.208cm" svg:y2="9.128cm">
          <text:p/>
        </draw:line>
        <draw:line draw:style-name="gr5" draw:text-style-name="P2" draw:layer="layout" svg:x1="13.954cm" svg:y1="7.858cm" svg:x2="14.589cm" svg:y2="4.937cm">
          <text:p/>
        </draw:line>
        <draw:line draw:style-name="gr5" draw:text-style-name="P2" draw:layer="layout" svg:x1="17.891cm" svg:y1="5.826cm" svg:x2="14.843cm" svg:y2="4.937cm">
          <text:p/>
        </draw:line>
        <draw:line draw:style-name="gr5" draw:text-style-name="P2" draw:layer="layout" svg:x1="14.716cm" svg:y1="3.667cm" svg:x2="11.668cm" svg:y2="2.651cm">
          <text:p/>
        </draw:line>
        <draw:line draw:style-name="gr5" draw:text-style-name="P2" draw:layer="layout" svg:x1="11.414cm" svg:y1="2.651cm" svg:x2="9.89cm" svg:y2="6.4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6:43:36.801455245</meta:creation-date>
    <dc:date>2018-03-20T19:25:26.768132501</dc:date>
    <meta:editing-duration>PT22M29S</meta:editing-duration>
    <meta:editing-cycles>1</meta:editing-cycles>
    <meta:document-statistic meta:object-count="26"/>
    <meta:generator>LibreOffice/5.4.5.1$Linux_X86_64 LibreOffice_project/40m0$Build-1</meta:generator>
  </office:meta>
</office:document-meta>
</file>